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b-pbi-per-capita-peru-1960-2017" table:style-name="ta1">
        <table:shapes>
          <draw:frame draw:z-index="0" draw:style-name="gr1" draw:text-style-name="P1" svg:width="210.08mm" svg:height="114.09mm" svg:x="77.44mm" svg:y="18.07mm">
            <loext:p draw:notify-on-update-of-ranges="'wb-pbi-per-capita-peru-1960-2017'.A2:'wb-pbi-per-capita-peru-1960-2017'.A59 'wb-pbi-per-capita-peru-1960-2017'.B1:'wb-pbi-per-capita-peru-1960-2017'.B1 'wb-pbi-per-capita-peru-1960-2017'.B2:'wb-pbi-per-capita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BI PER CAPITA SOLES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000697838149569921" calcext:value-type="float">
            <text:p>6.97838149569921E-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0000750810944534427" calcext:value-type="float">
            <text:p>7.50810944534427E-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0000827042301060581" calcext:value-type="float">
            <text:p>8.27042301060581E-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00008804" calcext:value-type="float">
            <text:p>0.00000880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000103506015834833" calcext:value-type="float">
            <text:p>1.03506015834833E-0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00011929331675612" calcext:value-type="float">
            <text:p>1.1929331675612E-0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000137208129847064" calcext:value-type="float">
            <text:p>1.37208129847064E-05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000152554317345382" calcext:value-type="float">
            <text:p>1.52554317345382E-0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000175770576903333" calcext:value-type="float">
            <text:p>1.75770576903333E-0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000191403955339243" calcext:value-type="float">
            <text:p>1.91403955339243E-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000215595194763703" calcext:value-type="float">
            <text:p>2.15595194763703E-0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000234091517458891" calcext:value-type="float">
            <text:p>2.34091517458891E-0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000252713381020369" calcext:value-type="float">
            <text:p>2.52713381020369E-0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0002945" calcext:value-type="float">
            <text:p>0.0000294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000361577175184578" calcext:value-type="float">
            <text:p>3.61577175184578E-0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000448803356690078" calcext:value-type="float">
            <text:p>4.48803356690078E-0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0005751" calcext:value-type="float">
            <text:p>0.0000575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000762819104795414" calcext:value-type="float">
            <text:p>7.62819104795414E-0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001184331" calcext:value-type="float">
            <text:p>0.000118433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002118299" calcext:value-type="float">
            <text:p>0.000211829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03017965" calcext:value-type="float">
            <text:p>0.00030179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005138348" calcext:value-type="float">
            <text:p>0.000513834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008341583" calcext:value-type="float">
            <text:p>0.000834158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015138488" calcext:value-type="float">
            <text:p>0.001513848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031947304" calcext:value-type="float">
            <text:p>0.003194730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084670577" calcext:value-type="float">
            <text:p>0.008467057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152470895" calcext:value-type="float">
            <text:p>0.015247089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303675806" calcext:value-type="float">
            <text:p>0.03036758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1845945239" calcext:value-type="float">
            <text:p>0.184594523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.2327119701" calcext:value-type="float">
            <text:p>4.232711970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50.4712403201" calcext:value-type="float">
            <text:p>250.471240320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10.397570754" calcext:value-type="float">
            <text:p>1210.39757075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87.4379207229" calcext:value-type="float">
            <text:p>1987.437920722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016.4039363312" calcext:value-type="float">
            <text:p>3016.40393633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173.6531681897" calcext:value-type="float">
            <text:p>4173.653168189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002.8786842583" calcext:value-type="float">
            <text:p>5002.878684258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548.2831891921" calcext:value-type="float">
            <text:p>5548.28318919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239.2744534004" calcext:value-type="float">
            <text:p>6239.274453400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451.8899157246" calcext:value-type="float">
            <text:p>6451.889915724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645.1630646784" calcext:value-type="float">
            <text:p>6645.1630646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68.3520420836" calcext:value-type="float">
            <text:p>6968.352042083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50.4008607626" calcext:value-type="float">
            <text:p>6950.400860762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243.6230678556" calcext:value-type="float">
            <text:p>7243.623067855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585.529267528" calcext:value-type="float">
            <text:p>7585.52926752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357.4736424344" calcext:value-type="float">
            <text:p>8357.473642434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081.6833216167" calcext:value-type="float">
            <text:p>9081.68332161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385.3875342291" calcext:value-type="float">
            <text:p>10385.387534229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299.4775617929" calcext:value-type="float">
            <text:p>11299.47756179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314.756172583" calcext:value-type="float">
            <text:p>12314.7561725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549.1064998795" calcext:value-type="float">
            <text:p>12549.106499879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189.0455137915" calcext:value-type="float">
            <text:p>14189.04551379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895.469585019" calcext:value-type="float">
            <text:p>15895.4695850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848.4224558627" calcext:value-type="float">
            <text:p>16848.4224558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786.9217917225" calcext:value-type="float">
            <text:p>17786.92179172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430.9390581336" calcext:value-type="float">
            <text:p>18430.93905813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275.5311741007" calcext:value-type="float">
            <text:p>19275.53117410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356.4636932918" calcext:value-type="float">
            <text:p>20356.46369329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429.0877317721" calcext:value-type="float">
            <text:p>21429.0877317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00:50.994697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3:55:13.342381994</dc:date>
    <dc:creator>Huber Gilt</dc:creator>
    <meta:editing-duration>PT10M14S</meta:editing-duration>
    <meta:editing-cycles>3</meta:editing-cycles>
    <meta:document-statistic meta:table-count="1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95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09cm" svg:height="11.41cm" xlink:href=".." xlink:type="simple" chart:class="chart:scatter" chart:style-name="ch1">
        <chart:title svg:x="8.211cm" svg:y="0.364cm" chart:style-name="ch2">
          <text:p>PBI Per Capita vs Año</text:p>
        </chart:title>
        <chart:subtitle svg:x="6.637cm" svg:y="1.371cm" chart:style-name="ch3">
          <text:p>Fuente Banco Mundial Periodo 1960 al 2017</text:p>
        </chart:subtitle>
        <chart:legend chart:legend-position="bottom" svg:x="1.606cm" svg:y="10.627cm" style:legend-expansion="wide" chart:style-name="ch4"/>
        <chart:plot-area chart:style-name="ch5" table:cell-range-address="'wb-pbi-per-capita-peru-1960-2017'.A2:'wb-pbi-per-capita-peru-1960-2017'.B59 'wb-pbi-per-capita-peru-1960-2017'.B1:'wb-pbi-per-capita-peru-1960-2017'.B1" chart:data-source-has-labels="row" svg:x="1.431cm" svg:y="2.282cm" svg:width="19.158cm" svg:height="7.136cm">
          <chartooo:coordinate-region svg:x="2.608cm" svg:y="2.481cm" svg:width="17.981cm" svg:height="6.29cm"/>
          <chart:axis chart:dimension="x" chart:name="primary-x" chart:style-name="ch6">
            <chart:title svg:x="10.662cm" svg:y="9.646cm" chart:style-name="ch7">
              <text:p>Año</text:p>
            </chart:title>
          </chart:axis>
          <chart:axis chart:dimension="y" chart:name="primary-y" chart:style-name="ch8">
            <chart:title svg:x="0.451cm" svg:y="7.415cm" chart:style-name="ch9">
              <text:p>PBI Per Capita Soles</text:p>
            </chart:title>
            <chart:grid chart:style-name="ch10" chart:class="major"/>
          </chart:axis>
          <chart:series chart:style-name="ch11" chart:values-cell-range-address="'wb-pbi-per-capita-peru-1960-2017'.B2:'wb-pbi-per-capita-peru-1960-2017'.B59" chart:label-cell-address="'wb-pbi-per-capita-peru-1960-2017'.B1:'wb-pbi-per-capita-peru-1960-2017'.B1" chart:class="chart:scatter">
            <chart:domain table:cell-range-address="'wb-pbi-per-capita-peru-1960-2017'.A2:'wb-pbi-per-capita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/>
            </chart:regression-curve>
            <chart:data-point chart:repeated="5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BI PER CAPITA SOLES</text:p>
                <draw:g>
                  <svg:desc>'wb-pbi-per-capita-peru-1960-2017'.B1:'wb-pbi-per-capita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bi-per-capita-peru-1960-2017'.A2:'wb-pbi-per-capita-peru-1960-2017'.A59</svg:desc>
                </draw:g>
              </table:table-cell>
              <table:table-cell office:value-type="float" office:value="0.00000697838149569921">
                <text:p>0.00000697838149569921</text:p>
                <draw:g>
                  <svg:desc>'wb-pbi-per-capita-peru-1960-2017'.B2:'wb-pbi-per-capita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0.00000750810944534427">
                <text:p>0.00000750810944534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0.00000827042301060581">
                <text:p>0.0000082704230106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0.000008804">
                <text:p>0.00000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0.0000103506015834833">
                <text:p>0.000010350601583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0.000011929331675612">
                <text:p>0.000011929331675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0.0000137208129847064">
                <text:p>0.0000137208129847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0.0000152554317345382">
                <text:p>0.0000152554317345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0.0000175770576903333">
                <text:p>0.000017577057690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0.0000191403955339243">
                <text:p>0.0000191403955339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0.0000215595194763703">
                <text:p>0.0000215595194763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0.0000234091517458891">
                <text:p>0.0000234091517458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0.0000252713381020369">
                <text:p>0.0000252713381020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0.00002945">
                <text:p>0.00002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0.0000361577175184578">
                <text:p>0.0000361577175184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0.0000448803356690078">
                <text:p>0.000044880335669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0.00005751">
                <text:p>0.00005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0.0000762819104795414">
                <text:p>0.0000762819104795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0.0001184331">
                <text:p>0.0001184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0.0002118299">
                <text:p>0.0002118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0.0003017965">
                <text:p>0.0003017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0.0005138348">
                <text:p>0.0005138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0.0008341583">
                <text:p>0.0008341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0.0015138488">
                <text:p>0.0015138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0.0031947304">
                <text:p>0.0031947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0.0084670577">
                <text:p>0.0084670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0.0152470895">
                <text:p>0.0152470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0.0303675806">
                <text:p>0.0303675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0.1845945239">
                <text:p>0.1845945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4.2327119701">
                <text:p>4.2327119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250.4712403201">
                <text:p>250.4712403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1210.397570754">
                <text:p>1210.397570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1987.4379207229">
                <text:p>1987.43792072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3016.4039363312">
                <text:p>3016.4039363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4173.6531681897">
                <text:p>4173.6531681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5002.8786842583">
                <text:p>5002.87868425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5548.2831891921">
                <text:p>5548.2831891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6239.2744534004">
                <text:p>6239.2744534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6451.8899157246">
                <text:p>6451.8899157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6645.1630646784">
                <text:p>6645.1630646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6968.3520420836">
                <text:p>6968.3520420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6950.4008607626">
                <text:p>6950.40086076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7243.6230678556">
                <text:p>7243.6230678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7585.529267528">
                <text:p>7585.529267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8357.4736424344">
                <text:p>8357.47364243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9081.6833216167">
                <text:p>9081.6833216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10385.3875342291">
                <text:p>10385.3875342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11299.4775617929">
                <text:p>11299.4775617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12314.756172583">
                <text:p>12314.756172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12549.1064998795">
                <text:p>12549.10649987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14189.0455137915">
                <text:p>14189.0455137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15895.469585019">
                <text:p>15895.469585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16848.4224558627">
                <text:p>16848.4224558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17786.9217917225">
                <text:p>17786.9217917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18430.9390581336">
                <text:p>18430.939058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19275.5311741007">
                <text:p>19275.5311741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20356.4636932918">
                <text:p>20356.46369329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21429.0877317721">
                <text:p>21429.0877317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